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5.249cm" fo:min-width="5.001cm" loext:decorative="false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5.249cm" fo:min-width="4.999cm" loext:decorative="false"/>
      <style:paragraph-properties style:writing-mode="lr-tb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5.251cm" fo:min-width="4.999cm" loext:decorative="false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5.251cm" fo:min-width="5.001cm" loext:decorative="false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863cm" fo:min-width="0.611cm" loext:decorative="false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863cm" fo:min-width="0.613cm" loext:decorative="false"/>
    </style:style>
    <style:style style:name="gr7" style:family="graphic" style:parent-style-name="standard">
      <style:graphic-properties draw:fill-color="#ffaa95" draw:textarea-horizontal-align="justify" draw:textarea-vertical-align="middle" draw:auto-grow-height="false" fo:min-height="0.863cm" fo:min-width="0.611cm" loext:decorative="false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863cm" fo:min-width="0.613cm" loext:decorative="false"/>
    </style:style>
    <style:style style:name="gr9" style:family="graphic" style:parent-style-name="standard">
      <style:graphic-properties draw:fill-color="#ffaa95" draw:textarea-horizontal-align="justify" draw:textarea-vertical-align="middle" draw:auto-grow-height="false" fo:min-height="0.863cm" fo:min-width="0.612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63cm" fo:min-width="0.612cm" loext:decorative="false"/>
    </style:style>
    <style:style style:name="gr11" style:family="graphic" style:parent-style-name="standard">
      <style:graphic-properties draw:fill-color="#ff6d6d" draw:textarea-horizontal-align="justify" draw:textarea-vertical-align="middle" draw:auto-grow-height="false" fo:min-height="0.863cm" fo:min-width="0.612cm" loext:decorative="false"/>
    </style:style>
    <style:style style:name="gr12" style:family="graphic" style:parent-style-name="standard">
      <style:graphic-properties draw:fill-color="#f10d0c" draw:textarea-horizontal-align="justify" draw:textarea-vertical-align="middle" draw:auto-grow-height="false" fo:min-height="0.861cm" fo:min-width="0.611cm" loext:decorative="false"/>
    </style:style>
    <style:style style:name="gr13" style:family="graphic" style:parent-style-name="standard">
      <style:graphic-properties draw:fill-color="#f10d0c" draw:textarea-horizontal-align="justify" draw:textarea-vertical-align="middle" draw:auto-grow-height="false" fo:min-height="0.861cm" fo:min-width="0.613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61cm" fo:min-width="0.611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861cm" fo:min-width="0.612cm" loext:decorative="fals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63cm" fo:min-width="0.611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63cm" fo:min-width="0.613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61cm" fo:min-width="0.613cm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862cm" fo:min-width="0.611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62cm" fo:min-width="0.61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62cm" fo:min-width="0.612cm" loext:decorative="false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0.861cm" fo:min-width="0.611cm" loext:decorative="false"/>
    </style:style>
    <style:style style:name="gr23" style:family="graphic" style:parent-style-name="standard">
      <style:graphic-properties draw:fill-color="#ff6d6d" draw:textarea-horizontal-align="justify" draw:textarea-vertical-align="middle" draw:auto-grow-height="false" fo:min-height="0.861cm" fo:min-width="0.613cm" loext:decorative="false"/>
    </style:style>
    <style:style style:name="gr24" style:family="graphic" style:parent-style-name="standard">
      <style:graphic-properties draw:stroke="none" draw:fill-color="#729fcf" draw:opacity="0%" draw:textarea-horizontal-align="justify" draw:textarea-vertical-align="middle" draw:auto-grow-height="false" fo:min-height="1.25cm" fo:min-width="10.5cm" loext:decorative="false"/>
      <style:paragraph-properties style:writing-mode="lr-tb"/>
    </style:style>
    <style:style style:name="P1" style:family="paragraph">
      <style:paragraph-properties fo:text-align="center"/>
      <style:text-properties fo:font-size="24pt" style:font-size-asian="8pt" style:font-size-complex="8pt"/>
    </style:style>
    <style:style style:name="P2" style:family="paragraph">
      <loext:graphic-properties draw:fill-color="#d4ea6b"/>
      <style:paragraph-properties fo:text-align="center"/>
      <style:text-properties fo:font-size="24pt" style:font-size-asian="8pt" style:font-size-complex="8pt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10d0c"/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729fcf" draw:opacity="0%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01cm" svg:height="5.499cm" svg:x="15.25cm" svg:y="2.25cm">
          <text:p text:style-name="P1"><text:span text:style-name="T1">core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99cm" svg:height="5.499cm" svg:x="20.751cm" svg:y="2.25cm">
          <text:p text:style-name="P1"><text:span text:style-name="T1">core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99cm" svg:height="5.501cm" svg:x="20.751cm" svg:y="7.749cm">
          <text:p text:style-name="P1"><text:span text:style-name="T1">core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01cm" svg:height="5.501cm" svg:x="15.25cm" svg:y="7.749cm">
          <text:p text:style-name="P1"><text:span text:style-name="T1">core 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11cm" svg:height="1.113cm" svg:x="2.381cm" svg:y="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113cm" svg:height="1.113cm" svg:x="3.492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111cm" svg:height="1.113cm" svg:x="4.605cm" svg:y="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113cm" svg:height="1.113cm" svg:x="5.716cm" svg:y="2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11cm" svg:height="1.113cm" svg:x="6.829cm" svg:y="2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13cm" svg:height="1.113cm" svg:x="7.94cm" svg:y="2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11cm" svg:height="1.113cm" svg:x="9.053cm" svg:y="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12cm" svg:height="1.113cm" svg:x="10.164cm" svg:y="2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2.388cm" svg:y="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112cm" svg:height="1.113cm" svg:x="12.388cm" svg:y="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112cm" svg:height="1.113cm" svg:x="11.276cm" svg:y="2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111cm" svg:height="1.111cm" svg:x="6.829cm" svg:y="3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113cm" svg:height="1.111cm" svg:x="7.94cm" svg:y="3.3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9.053cm" svg:y="3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0.164cm" svg:y="3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3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3.3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1.276cm" svg:y="3.3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6.829cm" svg:y="4.4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7.94cm" svg:y="4.4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9.053cm" svg:y="4.4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0.164cm" svg:y="4.4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2.388cm" svg:y="4.4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2.388cm" svg:y="4.4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1.276cm" svg:y="4.4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6.829cm" svg:y="5.5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7.94cm" svg:y="5.5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9.053cm" svg:y="5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0.164cm" svg:y="5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5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5.5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1.276cm" svg:y="5.5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6.829cm" svg:y="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7.94cm" svg:y="6.6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9.053cm" svg:y="6.6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0.164cm" svg:y="6.6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2.388cm" svg:y="6.6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2.388cm" svg:y="6.6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12cm" svg:height="1.113cm" svg:x="11.276cm" svg:y="6.6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6.829cm" svg:y="7.8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7.94cm" svg:y="7.8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9.053cm" svg:y="7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0.164cm" svg:y="7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7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2.388cm" svg:y="7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12cm" svg:height="1.111cm" svg:x="11.276cm" svg:y="7.81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5" draw:layer="layout" svg:width="1.111cm" svg:height="1.112cm" svg:x="6.829cm" svg:y="8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7.94cm" svg:y="8.9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9.053cm" svg:y="8.9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0.164cm" svg:y="8.9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8.9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8.9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1.276cm" svg:y="8.9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6.829cm" svg:y="10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7.94cm" svg:y="10.0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9.053cm" svg:y="10.0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0.164cm" svg:y="10.0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0.0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0.0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1.276cm" svg:y="10.0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6.829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7.94cm" svg:y="11.1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9.053cm" svg:y="11.1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0.164cm" svg:y="11.1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1.1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1.1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1.276cm" svg:y="11.1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6.829cm" svg:y="12.2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7.94cm" svg:y="12.2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9.053cm" svg:y="12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0.164cm" svg:y="12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2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2.388cm" svg:y="12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12cm" svg:height="1.112cm" svg:x="11.276cm" svg:y="12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111cm" svg:height="1.111cm" svg:x="2.381cm" svg:y="3.3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113cm" svg:height="1.111cm" svg:x="3.492cm" svg:y="3.3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5.716cm" svg:y="3.3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113cm" svg:height="1.111cm" svg:x="5.716cm" svg:y="3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111cm" svg:height="1.111cm" svg:x="4.605cm" svg:y="3.3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2.381cm" svg:y="4.4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3.492cm" svg:y="4.4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5.716cm" svg:y="4.4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5.716cm" svg:y="4.4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4.605cm" svg:y="4.4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2.381cm" svg:y="5.5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3.492cm" svg:y="5.5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5.716cm" svg:y="5.5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5.716cm" svg:y="5.5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4.605cm" svg:y="5.5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2.381cm" svg:y="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3.492cm" svg:y="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5.716cm" svg:y="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113cm" svg:height="1.113cm" svg:x="5.716cm" svg:y="6.6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11cm" svg:height="1.113cm" svg:x="4.605cm" svg:y="6.6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2.381cm" svg:y="7.8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3.492cm" svg:y="7.8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5.716cm" svg:y="7.8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113cm" svg:height="1.111cm" svg:x="5.716cm" svg:y="7.8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11cm" svg:height="1.111cm" svg:x="4.605cm" svg:y="7.8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2.381cm" svg:y="8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3.492cm" svg:y="8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8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8.9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4.605cm" svg:y="8.9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2.381cm" svg:y="10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3.492cm" svg:y="10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0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0.0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4.605cm" svg:y="10.0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2.381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3.492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1.1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4.605cm" svg:y="11.1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2.381cm" svg:y="12.2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3.492cm" svg:y="12.2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2.2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113cm" svg:height="1.112cm" svg:x="5.716cm" svg:y="12.2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111cm" svg:height="1.112cm" svg:x="4.605cm" svg:y="12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1cm" svg:height="1.5cm" svg:x="2.5cm" svg:y="13.3cm">
          <text:p text:style-name="P8"><text:span text:style-name="T2">S</text:span><text:span text:style-name="T2">i</text:span><text:span text:style-name="T2">m</text:span><text:span text:style-name="T2">ul</text:span><text:span text:style-name="T2">at</text:span><text:span text:style-name="T2">io</text:span><text:span text:style-name="T2">n </text:span><text:span text:style-name="T2">g</text:span><text:span text:style-name="T2">ri</text:span><text:span text:style-name="T2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180_20_Degrees_20_Crossed" draw:display-name="Black 180 Degrees Crossed" draw:style="double" draw:color="#000000" draw:distance="0.102cm" draw:rotation="18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4:27:07.400157307</meta:creation-date>
    <dc:date>2024-04-25T14:47:05.737135038</dc:date>
    <meta:editing-duration>PT9M23S</meta:editing-duration>
    <meta:editing-cycles>1</meta:editing-cycles>
    <meta:document-statistic meta:object-count="124"/>
    <meta:generator>LibreOffice/24.2.2.2$Linux_X86_64 LibreOffice_project/420$Build-2</meta:generator>
  </office:meta>
</office:document-meta>
</file>